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n_estimators</text:p>
          </table:table-cell>
          <table:table-cell office:value-type="string">
            <text:p>learning_rate</text:p>
          </table:table-cell>
          <table:table-cell office:value-type="string">
            <text:p>max_depth</text:p>
          </table:table-cell>
          <table:table-cell office:value-type="string">
            <text:p>succes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2.5">
            <text:p>62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2.5">
            <text:p>62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2.5">
            <text:p>62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6666666667">
            <text:p>61,66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8333333333">
            <text:p>60,833333333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.4166666667">
            <text:p>60,4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5833333333">
            <text:p>59,58333333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9.1666666667">
            <text:p>59,1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75">
            <text:p>58,7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8.3333333333">
            <text:p>58,33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9166666667">
            <text:p>57,91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7.0833333333">
            <text:p>57,08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6.6666666667">
            <text:p>56,6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4.5833333333">
            <text:p>54,58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4.1666666667">
            <text:p>54,1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3.3333333333">
            <text:p>53,333333333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2.0833333333">
            <text:p>52,08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7">
            <text:p>0,7</text:p>
          </table:table-cell>
          <table:table-cell office:value-type="float" office:value="3">
            <text:p>3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1.6666666667">
            <text:p>51,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1.25">
            <text:p>51,2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8333333333">
            <text:p>50,83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49.5833333333">
            <text:p>49,583333333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49.5833333333">
            <text:p>49,583333333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49.5833333333">
            <text:p>49,583333333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49.5833333333">
            <text:p>49,583333333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49.5833333333">
            <text:p>49,58333333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49.5833333333">
            <text:p>49,583333333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49.5833333333">
            <text:p>49,583333333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49.5833333333">
            <text:p>49,58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49.5833333333">
            <text:p>49,583333333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49.5833333333">
            <text:p>49,583333333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49.5833333333">
            <text:p>49,583333333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49.5833333333">
            <text:p>49,5833333333</text:p>
          </table:table-cell>
        </table:table-row>
      </table:table>
      <table:database-ranges>
        <table:database-range table:name="__Anonymous_Sheet_DB__0" table:target-range-address="Tabelle1.A2:Tabelle1.D2674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8.02.2014</text:date>, <text:time>17:17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5:41:02.506000000</meta:creation-date>
    <dc:date>2014-02-08T17:17:51</dc:date>
    <meta:editing-duration>PT5S</meta:editing-duration>
    <meta:editing-cycles>2</meta:editing-cycles>
    <meta:generator>OpenOffice/4.0.1$Unix OpenOffice.org_project/401m5$Build-9714</meta:generator>
    <dc:creator>Matthias Volland</dc:creator>
    <meta:document-statistic meta:table-count="1" meta:cell-count="10696" meta:object-count="0"/>
  </office:meta>
</office:document-meta>
</file>